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e2e9" officeooo:paragraph-rsid="0013e2e9"/>
    </style:style>
    <style:style style:name="P2" style:family="paragraph" style:parent-style-name="Standard">
      <style:text-properties officeooo:rsid="0016ed29" officeooo:paragraph-rsid="0016ed29"/>
    </style:style>
    <style:style style:name="P3" style:family="paragraph" style:parent-style-name="Standard">
      <style:text-properties fo:font-weight="bold" officeooo:rsid="001a7c5d" officeooo:paragraph-rsid="001a7c5d" style:font-weight-asian="bold" style:font-weight-complex="bold"/>
    </style:style>
    <style:style style:name="P4" style:family="paragraph" style:parent-style-name="Standard">
      <style:text-properties fo:font-size="16pt" style:text-underline-style="solid" style:text-underline-width="auto" style:text-underline-color="font-color" fo:font-weight="bold" officeooo:rsid="0018d31e" officeooo:paragraph-rsid="0018d31e" style:font-size-asian="14pt" style:font-weight-asian="bold" style:font-size-complex="16pt" style:font-weight-complex="bold"/>
    </style:style>
    <style:style style:name="P5" style:family="paragraph" style:parent-style-name="Standard">
      <style:text-properties fo:font-weight="normal" officeooo:rsid="001a7c5d" officeooo:paragraph-rsid="001a7c5d" style:font-weight-asian="normal" style:font-weight-complex="normal"/>
    </style:style>
    <style:style style:name="P6" style:family="paragraph" style:parent-style-name="Standard">
      <style:text-properties fo:font-weight="normal" officeooo:rsid="001be375" officeooo:paragraph-rsid="001be375" style:font-weight-asian="normal" style:font-weight-complex="normal"/>
    </style:style>
    <style:style style:name="T1" style:family="text">
      <style:text-properties officeooo:rsid="0015058b"/>
    </style:style>
    <style:style style:name="T2" style:family="text">
      <style:text-properties officeooo:rsid="0018d31e"/>
    </style:style>
    <style:style style:name="T3" style:family="text">
      <style:text-properties officeooo:rsid="001a7c5d"/>
    </style:style>
    <style:style style:name="T4" style:family="text">
      <style:text-properties officeooo:rsid="001be3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lection Schemes</text:p>
      <text:p text:style-name="P1">The worst performing selection scheme, as expected, was random selection, with ther<text:span text:style-name="T2">e</text:span> being no improvement in solutions across generations.</text:p>
      <text:p text:style-name="P1"/>
      <text:p text:style-name="P1">Fitness proportionate selection too, performed poorly. The scheme was not exploitative enough, with the best solution often not being carried over to the next generation, as seen in the erratic nature of the results. Many times, the best and average solutions were less fit than those of the previous generation. <text:span text:style-name="T2">Perhaps this technique would have more </text:span></text:p>
      <text:p text:style-name="P1"/>
      <text:p text:style-name="P1">Rank based selection, binary tournament and truncation performed extremely well, providing a good amount of exploitation. <text:span text:style-name="T1">Truncation was the most exploitative of the three, as can be seen in the steepness of its graph. However, despite its good performance in this scenario, we see that truncation led to convergence of the population, with the best and average finesses of the population being almost equal. Had we extended the experiment further (eg 5000 generations), I believe that rank based and tournament selection would have obtained a clear advantage as they provide a better balance of exploration and exploitation. </text:span></text:p>
      <text:p text:style-name="P1"/>
      <text:p text:style-name="P2">The best performing selection scheme in this saga was Tournament <text:span text:style-name="T3">for parent selection</text:span> and truncation for <text:span text:style-name="T2">survivor selection. </text:span></text:p>
      <text:p text:style-name="P2"/>
      <text:p text:style-name="P3">Other Parameters</text:p>
      <text:p text:style-name="P5">By starting with the given parameters and experimenting, we were able to obtain fitter soluti<text:span text:style-name="T4">on. The max fitness is strongly related to the population size. Larger population size gives higher fitness values, however it is essential that the no of Offspring in every generation is also updated. The best performing parameters in this regard were found to be a population size of 50 and offspring size of 20. </text:span></text:p>
      <text:p text:style-name="P5"/>
      <text:p text:style-name="P6">Various values of mutation rate were tested, after which mutationRate = 0.6 was chose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20:42:17.973646258</meta:creation-date>
    <dc:date>2019-02-08T23:13:55.628670977</dc:date>
    <meta:editing-duration>PT6M58S</meta:editing-duration>
    <meta:editing-cycles>1</meta:editing-cycles>
    <meta:generator>LibreOffice/6.0.7.3$Linux_X86_64 LibreOffice_project/00m0$Build-3</meta:generator>
    <meta:document-statistic meta:table-count="0" meta:image-count="0" meta:object-count="0" meta:page-count="1" meta:paragraph-count="8" meta:word-count="276" meta:character-count="1769" meta:non-whitespace-character-count="1497"/>
  </office:meta>
</office:document-meta>
</file>